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graphic-properties draw:textarea-horizontal-align="center" draw:textarea-vertical-align="middle"/>
    </style:style>
    <style:style style:name="gr6"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7"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3"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1048388">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2"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3"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4" draw:text-style-name="P3" svg:x1="10.148cm" svg:y1="6.348cm" svg:x2="15.904cm" svg:y2="6.347cm">
            <text:p/>
          </draw:line>
          <draw:path draw:z-index="3" draw:style-name="gr5"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6"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6"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7" draw:text-style-name="P6" svg:x1="4.359cm" svg:y1="48.28cm" svg:x2="8.846cm" svg:y2="48.28cm">
            <text:p/>
          </draw:line>
          <draw:line draw:z-index="7" draw:name="箭头 4" draw:style-name="gr7" draw:text-style-name="P6" svg:x1="8.893cm" svg:y1="49.202cm" svg:x2="4.453cm" svg:y2="49.224cm">
            <text:p/>
          </draw:line>
          <draw:custom-shape draw:z-index="8" draw:name="Rectangle 5" draw:style-name="gr6"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7" draw:text-style-name="P6" svg:x1="12.32cm" svg:y1="48.313cm" svg:x2="16.821cm" svg:y2="48.313cm">
            <text:p/>
          </draw:line>
          <draw:line draw:z-index="10" draw:name="箭头 4" draw:style-name="gr7" draw:text-style-name="P6" svg:x1="16.82cm" svg:y1="49.384cm" svg:x2="12.357cm" svg:y2="49.403cm">
            <text:p/>
          </draw:line>
          <draw:custom-shape draw:z-index="11" draw:name="Rectangle 8" draw:style-name="gr6"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6"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7" draw:text-style-name="P6" svg:x1="21.676cm" svg:y1="48.747cm" svg:x2="26.176cm" svg:y2="48.749cm">
            <text:p/>
          </draw:line>
          <draw:frame draw:z-index="14" draw:name="图形 3" draw:style-name="gr1" draw:text-style-name="P1" svg:width="13.064cm" svg:height="7.353cm" svg:x="2.257cm" svg:y="74.31cm">
            <draw:image xlink:href="Pictures/100000000000020300000127B1BE973B.png" xlink:type="simple" xlink:show="embed" xlink:actuate="onLoad">
              <text:p/>
            </draw:image>
          </draw:frame>
          <draw:frame draw:z-index="15" draw:name="图形 4" draw:style-name="gr1" draw:text-style-name="P1" svg:width="24.073cm" svg:height="5.442cm" svg:x="2.619cm" svg:y="66.095cm">
            <draw:image xlink:href="Pictures/10000000000003B5000000DA0F81D5A4.png" xlink:type="simple" xlink:show="embed" xlink:actuate="onLoad">
              <text:p/>
            </draw:image>
          </draw:frame>
          <draw:polyline draw:z-index="16" draw:style-name="gr5" draw:text-style-name="P1" svg:width="1.137cm" svg:height="0.027cm" draw:transform="skewX (-0.00767944870877506) rotate (-1.18664935843095) translate (14.3549188465435cm 63.3602212403472cm)" svg:viewBox="0 0 1138 28" draw:points="0,28 456,17 816,0 1138,1">
            <text:p/>
          </draw:polyline>
          <draw:path draw:z-index="17" draw:style-name="gr5"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5"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8" draw:text-style-name="P6" svg:x1="1.116cm" svg:y1="0.461cm" svg:x2="1.082cm" svg:y2="1.014cm">
              <text:p/>
            </draw:line>
          </table:table-cell>
          <table:table-cell/>
          <table:table-cell table:style-name="ce15" office:value-type="string">
            <text:p>子事件1</text:p>
            <draw:line table:end-cell-address="2宏伟蓝图.F11" table:end-x="1.112cm" table:end-y="0.006cm" draw:z-index="2" draw:name="箭头 1" draw:style-name="gr8" draw:text-style-name="P6" svg:x1="1.112cm" svg:y1="0.459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8" draw:text-style-name="P6" svg:x1="1.152cm" svg:y1="0.395cm" svg:x2="1.113cm" svg:y2="1.068cm">
              <text:p/>
            </draw:line>
          </table:table-cell>
          <table:table-cell/>
          <table:table-cell table:style-name="ce15" office:value-type="string">
            <text:p>子事件2</text:p>
            <draw:line table:end-cell-address="2宏伟蓝图.F13" table:end-x="1.147cm" table:end-y="0.061cm" draw:z-index="3" draw:name="箭头 2" draw:style-name="gr8"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8" draw:text-style-name="P6" svg:x1="0.102cm" svg:y1="0.241cm" svg:x2="2.401cm" svg:y2="0.24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9"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8" draw:text-style-name="P6" svg:x1="-1.282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0" draw:text-style-name="P6" svg:x1="-2.122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1" draw:text-style-name="P7" svg:width="2.499cm" svg:height="0.342cm" svg:x="0.475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19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cm" svg:y1="88.274cm" svg:x2="29.73cm" svg:y2="87.395cm">
            <text:p/>
          </draw:line>
          <draw:line draw:z-index="28" draw:style-name="gr5"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599cm" svg:height="4.264cm" svg:x="2.096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27cm" svg:x="1.931cm" svg:y="0.072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599cm" svg:height="4.23cm" svg:x="2.115cm" svg:y="0.08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26cm" svg:x="2.059cm" svg:y="0.143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6cm" svg:height="4.227cm" svg:x="2.174cm" svg:y="0.125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15cm" svg:height="0.559cm" svg:x="0.862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1" draw:text-style-name="P7" svg:width="3.111cm" svg:height="0.521cm" svg:x="0.884cm" svg:y="0.06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104836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5"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5"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5"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5" draw:text-style-name="P1" svg:width="0.437cm" svg:height="0.038cm" draw:transform="rotate (-1.88984251405946) translate (18.2733104749304cm 10.8703248132084cm)" svg:viewBox="0 0 438 39" draw:points="0,39 287,24 438,0">
            <text:p/>
          </draw:polyline>
          <draw:polyline draw:z-index="10" draw:style-name="gr5" draw:text-style-name="P1" svg:width="0.431cm" svg:height="0.039cm" draw:transform="rotate (-0.324456707945746) translate (18.583cm 10.909cm)" svg:viewBox="0 0 432 40" draw:points="0,0 291,8 432,40">
            <text:p/>
          </draw:polyline>
          <draw:path draw:z-index="11" draw:style-name="gr5"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5" draw:text-style-name="P1" svg:width="0.75cm" svg:height="0.124cm" draw:transform="rotate (-2.20871416839882) translate (19.3034229744062cm 15.2154447995362cm)" svg:viewBox="0 0 751 125" draw:points="0,125 305,115 566,45 751,0">
            <text:p/>
          </draw:polyline>
          <draw:path draw:z-index="13" draw:style-name="gr5"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draw:custom-shape draw:z-index="4" draw:style-name="gr13"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3"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3"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39">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0">0000／00／00</text:date>, <text:time style:data-style-name="N2" text:time-value="0000-00-00T22:08: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10T00:58:39</dc:date>
    <dc:creator>ub </dc:creator>
    <meta:editing-duration>P2DT26M51S</meta:editing-duration>
    <meta:editing-cycles>272</meta:editing-cycles>
    <meta:document-statistic meta:table-count="11" meta:cell-count="831" meta:object-count="87"/>
  </office:meta>
</office:document-meta>
</file>